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tyle="italic" style:text-underline-style="solid" style:text-underline-width="auto" style:text-underline-color="font-color" fo:font-weight="bold" officeooo:rsid="00004de5" officeooo:paragraph-rsid="00004de5" style:font-style-asian="italic" style:font-weight-asian="bold" style:font-style-complex="italic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italic" style:text-underline-style="solid" style:text-underline-width="auto" style:text-underline-color="font-color" fo:font-weight="bold" officeooo:rsid="00018e57" officeooo:paragraph-rsid="00018e57" style:font-style-asian="italic" style:font-weight-asian="bold" style:font-style-complex="italic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a ville dans tout ses états</text:p>
      <text:p text:style-name="P1"/>
      <text:p text:style-name="P1"/>
      <text:p text:style-name="P1"/>
      <text:p text:style-name="P1"/>
      <text:p text:style-name="P1"/>
      <text:p text:style-name="P2">jai bcp avancé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9T16:22:34.611921128</meta:creation-date>
    <dc:date>2022-09-29T16:40:46.438372294</dc:date>
    <meta:editing-duration>PT3M10S</meta:editing-duration>
    <meta:editing-cycles>2</meta:editing-cycles>
    <meta:generator>LibreOffice/7.3.5.2$Linux_X86_64 LibreOffice_project/30$Build-2</meta:generator>
    <meta:document-statistic meta:table-count="0" meta:image-count="0" meta:object-count="0" meta:page-count="1" meta:paragraph-count="2" meta:word-count="9" meta:character-count="42" meta:non-whitespace-character-count="35"/>
  </office:meta>
</office:document-meta>
</file>